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paragraph-properties fo:text-align="end" style:justify-single-word="false"/>
      <style:text-properties fo:language="en" fo:country="US"/>
    </style:style>
    <style:style style:name="P2" style:family="paragraph" style:parent-style-name="Heading_20_1">
      <style:text-properties style:font-name="Liberation Sans" fo:font-size="18.2000007629395pt" fo:font-style="italic" fo:font-weight="bold" officeooo:rsid="0025ed6d" officeooo:paragraph-rsid="0025ed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Heading_20_1">
      <style:text-properties style:font-name="Liberation Sans" fo:font-size="18.2000007629395pt" fo:language="en" fo:country="US" fo:font-style="italic" fo:font-weight="bold" officeooo:rsid="00204dc0" officeooo:paragraph-rsid="00204dc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Heading_20_1">
      <style:text-properties officeooo:rsid="0025023d" officeooo:paragraph-rsid="0025023d"/>
    </style:style>
    <style:style style:name="P5" style:family="paragraph" style:parent-style-name="Heading_20_1">
      <style:text-properties officeooo:rsid="0025ed6d" officeooo:paragraph-rsid="0025ed6d"/>
    </style:style>
    <style:style style:name="P6" style:family="paragraph" style:parent-style-name="Heading_20_1">
      <style:text-properties officeooo:paragraph-rsid="0025ed6d"/>
    </style:style>
    <style:style style:name="P7" style:family="paragraph" style:parent-style-name="Subtitle">
      <style:text-properties fo:language="en" fo:country="US" officeooo:rsid="001ee587" officeooo:paragraph-rsid="001ee587"/>
    </style:style>
    <style:style style:name="P8" style:family="paragraph" style:parent-style-name="Text_20_body">
      <style:text-properties fo:language="en" fo:country="US" officeooo:rsid="00204dc0" officeooo:paragraph-rsid="00204dc0"/>
    </style:style>
    <style:style style:name="P9" style:family="paragraph" style:parent-style-name="Text_20_body">
      <style:text-properties officeooo:paragraph-rsid="00222665"/>
    </style:style>
    <style:style style:name="P10" style:family="paragraph" style:parent-style-name="Text_20_body">
      <style:text-properties officeooo:rsid="0025023d" officeooo:paragraph-rsid="0025023d"/>
    </style:style>
    <style:style style:name="P11" style:family="paragraph" style:parent-style-name="Text_20_body">
      <style:text-properties officeooo:paragraph-rsid="0025023d"/>
    </style:style>
    <style:style style:name="P12" style:family="paragraph" style:parent-style-name="Text_20_body">
      <style:text-properties officeooo:paragraph-rsid="0025ed6d"/>
    </style:style>
    <style:style style:name="P13" style:family="paragraph" style:parent-style-name="Title">
      <style:text-properties fo:language="en" fo:country="US" officeooo:paragraph-rsid="001ee587"/>
    </style:style>
    <style:style style:name="T1" style:family="text">
      <style:text-properties officeooo:rsid="001ee587"/>
    </style:style>
    <style:style style:name="T2" style:family="text">
      <style:text-properties style:font-name="Liberation Sans" fo:font-size="18.2000007629395pt" fo:font-style="italic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style="italic" fo:font-weight="bold" officeooo:rsid="0025ed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fo:language="en" fo:country="US" officeooo:rsid="00204dc0"/>
    </style:style>
    <style:style style:name="T5" style:family="text">
      <style:text-properties fo:language="en" fo:country="US" officeooo:rsid="0025ed6d"/>
    </style:style>
    <style:style style:name="T6" style:family="text">
      <style:text-properties style:font-name="DejaVu Sans" fo:font-size="11pt" fo:language="en" fo:country="US" fo:font-style="normal" fo:font-weight="normal" officeooo:rsid="00204dc0" style:font-size-asian="18pt" style:font-weight-asian="bold" style:font-size-complex="18pt" style:font-weight-complex="bold"/>
    </style:style>
    <style:style style:name="T7" style:family="text">
      <style:text-properties style:font-name="DejaVu Sans" fo:font-size="11pt" fo:language="en" fo:country="US" fo:font-style="normal" fo:font-weight="normal" officeooo:rsid="00222665" style:font-size-asian="18pt" style:font-weight-asian="bold" style:font-size-complex="18pt" style:font-weight-complex="bold"/>
    </style:style>
    <style:style style:name="T8" style:family="text">
      <style:text-properties style:font-name="DejaVu Sans" fo:font-size="11pt" fo:language="en" fo:country="US" fo:font-style="normal" fo:font-weight="normal" officeooo:rsid="00232d12" style:font-size-asian="18pt" style:font-weight-asian="bold" style:font-size-complex="18pt" style:font-weight-complex="bold"/>
    </style:style>
    <style:style style:name="T9" style:family="text">
      <style:text-properties style:font-name="DejaVu Sans" fo:font-size="11pt" fo:language="en" fo:country="US" fo:font-style="normal" fo:font-weight="normal" officeooo:rsid="0024328f" style:font-size-asian="18pt" style:font-weight-asian="bold" style:font-size-complex="18pt" style:font-weight-complex="bold"/>
    </style:style>
    <style:style style:name="T10" style:family="text">
      <style:text-properties style:font-name="DejaVu Sans" fo:font-size="11pt" fo:language="en" fo:country="US" fo:font-style="normal" fo:font-weight="normal" officeooo:rsid="0024b728" style:font-size-asian="18pt" style:font-weight-asian="bold" style:font-size-complex="18pt" style:font-weight-complex="bold"/>
    </style:style>
    <style:style style:name="T11" style:family="text">
      <style:text-properties style:font-name="DejaVu Sans" fo:font-size="11pt" fo:language="en" fo:country="US" fo:font-style="normal" fo:font-weight="normal" officeooo:rsid="0025ed6d" style:font-size-asian="18pt" style:font-weight-asian="bold" style:font-size-complex="18pt" style:font-weight-complex="bold"/>
    </style:style>
    <style:style style:name="T12" style:family="text">
      <style:text-properties style:font-name="DejaVu Sans" fo:font-size="11pt" fo:font-style="normal" fo:font-weight="normal" officeooo:rsid="0025ed6d" style:font-size-asian="18pt" style:font-weight-asian="bold" style:font-size-complex="18pt" style:font-weight-complex="bold"/>
    </style:style>
    <style:style style:name="T13" style:family="text">
      <style:text-properties officeooo:rsid="0025023d"/>
    </style:style>
    <style:style style:name="T14" style:family="text">
      <style:text-properties officeooo:rsid="0025ed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IPSKIOS—Roboq</text:span></text:p>
      <text:p text:style-name="P7">Documentation</text:p>
      <text:p text:style-name="P1">by IPSKIOS</text:p>
      <text:p text:style-name="P1">current version: 2021-July-14</text:p>
      <text:h text:style-name="P3" text:outline-level="1">Preface</text:h>
      <text:p text:style-name="P8"/>
      <text:p text:style-name="P9"><text:span text:style-name="T4"><text:tab/>The goal of </text:span><text:span text:style-name="T5">IPSKIOS—Roboq (</text:span><text:span text:style-name="T4">this project</text:span><text:span text:style-name="T5">)</text:span><text:span text:style-name="T4"> is to provide a web app for transforming </text:span><text:span text:style-name="T6">data from a dedicated Excel template into a XML file ready for </text:span><text:span text:style-name="T7">automatic </text:span><text:a xlink:type="simple" xlink:href="https://www.uspto.gov/web/offices/pac/mpep/s609.html" text:style-name="Internet_20_link" text:visited-style-name="Visited_20_Internet_20_Link"><text:span text:style-name="T9">USPTO-IDS-form</text:span></text:a><text:span text:style-name="T7"> generation (</text:span><text:a xlink:type="simple" xlink:href="https://www.uspto.gov/web/offices/pac/mpep/s609.html" text:style-name="Internet_20_link" text:visited-style-name="Visited_20_Internet_20_Link">609-Information Disclosure Statement</text:a><text:span text:style-name="T7">).</text:span></text:p>
      <text:p text:style-name="P9"><text:span text:style-name="T7"><text:tab/></text:span><text:span text:style-name="T8">There are several tools in the market providing similar service. However, plugins are usually required and the costs for using these tools are not cheap. Furthermore, a a dedicated spreadsheet template aids users to record their citations.</text:span></text:p>
      <text:p text:style-name="P12"><text:span text:style-name="T8"><text:tab/>Here, </text:span><text:span text:style-name="T11">IPSKIOS—Roboq </text:span><text:span text:style-name="T8">provides you a cheap solution to populate USPTO-IDS-form from data recorded using our dedicated spreadsheet template. All you have to do is </text:span><text:span text:style-name="T10">(1) </text:span><text:span text:style-name="T8">register an account with us, </text:span><text:span text:style-name="T10">(2) </text:span><text:span text:style-name="T8">upload a template, </text:span><text:span text:style-name="T10">(3) </text:span><text:span text:style-name="T8">download the transformed XLM, and </text:span><text:span text:style-name="T10">(4) </text:span><text:span text:style-name="T8">import </text:span><text:span text:style-name="T9">the XML into a blank USPTO-IDS-form </text:span><text:span text:style-name="T10">using the free </text:span><text:a xlink:type="simple" xlink:href="https://acrobat.adobe.com/hk/en/acrobat/pdf-reader.html" text:style-name="Internet_20_link" text:visited-style-name="Visited_20_Internet_20_Link">Adobe Acrobat Reader DC</text:a><text:span text:style-name="T10"> (Pro is not required)</text:span><text:span text:style-name="T9">.</text:span></text:p>
      <text:h text:style-name="P4" text:outline-level="1">Important Notice</text:h>
      <text:p text:style-name="P10"><text:tab/></text:p>
      <text:p text:style-name="P11"><text:span text:style-name="T13"><text:tab/></text:span><text:span text:style-name="T12">This project</text:span></text:p>
      <text:h text:style-name="P6" text:outline-level="1"><text:span text:style-name="T14">Data Policy</text:span></text:h>
      <text:h text:style-name="P5" text:outline-level="1"><text:span text:style-name="T2">Development Philosophy</text:span></text:h>
      <text:h text:style-name="P2" text:outline-level="1">How To Tutorials</text:h>
      <text:h text:style-name="P5" text:outline-level="1">Source Code</text:h>
      <text:h text:style-name="Heading_20_2" text:outline-level="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ubtitle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ubtitle" style:class="text" style:master-page-name="">
      <style:paragraph-properties fo:margin-top="0in" fo:margin-bottom="0.0972in" loext:contextual-spacing="false" fo:line-height="150%" fo:text-align="justify" style:justify-single-word="false" style:page-number="auto"/>
      <style:text-properties fo:font-size="11pt" fo:font-style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next-style-name="Subtitle" style:class="chapter">
      <style:paragraph-properties fo:text-align="center" style:justify-single-word="false"/>
      <style:text-properties style:font-name="DejaVu Sans" fo:font-family="'DejaVu Sans'" style:font-style-name="Book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20pt" fo:font-style="italic" style:font-size-asian="18pt" style:font-size-complex="18pt"/>
    </style:style>
    <style:style style:name="Quotations" style:family="paragraph" style:parent-style-name="Subtitle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DejaVu Sans Mono" fo:font-family="'DejaVu Sans Mono'" style:font-style-name="Italic" style:font-family-generic="modern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_20_10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" style:family="paragraph" style:parent-style-name="Quotations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3T00:32:00.774863784</meta:creation-date>
    <meta:generator>LibreOffice/6.4.7.2$Linux_X86_64 LibreOffice_project/40$Build-2</meta:generator>
    <dc:date>2021-07-14T00:45:48.021298958</dc:date>
    <meta:editing-duration>PT21M12S</meta:editing-duration>
    <meta:editing-cycles>5</meta:editing-cycles>
    <meta:document-statistic meta:table-count="0" meta:image-count="0" meta:object-count="0" meta:page-count="1" meta:paragraph-count="15" meta:word-count="152" meta:character-count="986" meta:non-whitespace-character-count="846"/>
  </office:meta>
</office:document-meta>
</file>